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omic Sans MS" fo:font-size="16pt" style:text-underline-style="solid" style:text-underline-width="auto" style:text-underline-color="font-color" fo:font-weight="bold" officeooo:rsid="00038c24" officeooo:paragraph-rsid="00038c24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38c24" officeooo:paragraph-rsid="00038c24"/>
    </style:style>
    <style:style style:name="P3" style:family="paragraph" style:parent-style-name="Standard">
      <style:text-properties officeooo:rsid="00038c24" officeooo:paragraph-rsid="00111244"/>
    </style:style>
    <style:style style:name="P4" style:family="paragraph" style:parent-style-name="Standard">
      <style:text-properties officeooo:rsid="00045635" officeooo:paragraph-rsid="00045635"/>
    </style:style>
    <style:style style:name="P5" style:family="paragraph" style:parent-style-name="Standard">
      <style:text-properties officeooo:rsid="00075b73" officeooo:paragraph-rsid="00075b73"/>
    </style:style>
    <style:style style:name="P6" style:family="paragraph" style:parent-style-name="Standard">
      <style:text-properties officeooo:rsid="00075b73" officeooo:paragraph-rsid="0018634d"/>
    </style:style>
    <style:style style:name="P7" style:family="paragraph" style:parent-style-name="Standard">
      <style:text-properties officeooo:paragraph-rsid="00075b73"/>
    </style:style>
    <style:style style:name="P8" style:family="paragraph" style:parent-style-name="Standard">
      <style:text-properties officeooo:rsid="000fa42b" officeooo:paragraph-rsid="000fa42b"/>
    </style:style>
    <style:style style:name="P9" style:family="paragraph" style:parent-style-name="Standard">
      <style:text-properties officeooo:rsid="0018bf5a" officeooo:paragraph-rsid="0018bf5a"/>
    </style:style>
    <style:style style:name="P10" style:family="paragraph" style:parent-style-name="Standard">
      <style:text-properties officeooo:rsid="001b853e" officeooo:paragraph-rsid="001b853e"/>
    </style:style>
    <style:style style:name="P11" style:family="paragraph" style:parent-style-name="Standard">
      <style:text-properties officeooo:rsid="001cd462" officeooo:paragraph-rsid="001cd462"/>
    </style:style>
    <style:style style:name="T1" style:family="text">
      <style:text-properties officeooo:rsid="00075b73"/>
    </style:style>
    <style:style style:name="T2" style:family="text">
      <style:text-properties officeooo:rsid="0007c90e"/>
    </style:style>
    <style:style style:name="T3" style:family="text">
      <style:text-properties officeooo:rsid="0008bd2b"/>
    </style:style>
    <style:style style:name="T4" style:family="text">
      <style:text-properties officeooo:rsid="00094d47"/>
    </style:style>
    <style:style style:name="T5" style:family="text">
      <style:text-properties officeooo:rsid="0009e14f"/>
    </style:style>
    <style:style style:name="T6" style:family="text">
      <style:text-properties officeooo:rsid="000afa12"/>
    </style:style>
    <style:style style:name="T7" style:family="text">
      <style:text-properties officeooo:rsid="000fa42b"/>
    </style:style>
    <style:style style:name="T8" style:family="text">
      <style:text-properties officeooo:rsid="00110b77"/>
    </style:style>
    <style:style style:name="T9" style:family="text">
      <style:text-properties officeooo:rsid="00111244"/>
    </style:style>
    <style:style style:name="T10" style:family="text">
      <style:text-properties officeooo:rsid="0014027e"/>
    </style:style>
    <style:style style:name="T11" style:family="text">
      <style:text-properties officeooo:rsid="0016b0c0"/>
    </style:style>
    <style:style style:name="T12" style:family="text">
      <style:text-properties officeooo:rsid="001863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Students</text:p>
      <text:p text:style-name="P2">Teachers</text:p>
      <text:p text:style-name="P2"/>
      <text:p text:style-name="P2">Keep track of students total fees,fees already paid, teachers salary</text:p>
      <text:p text:style-name="P2"/>
      <text:p text:style-name="P2">School<text:span text:style-name="T8">(Admin):</text:span></text:p>
      <text:p text:style-name="P3"><text:tab/><text:span text:style-name="T9">Email</text:span></text:p>
      <text:p text:style-name="P3"><text:tab/><text:span text:style-name="T9">Password</text:span></text:p>
      <text:p text:style-name="P3"><text:tab/><text:span text:style-name="T10">Add </text:span>Teachers</text:p>
      <text:p text:style-name="P2"><text:tab/><text:span text:style-name="T10">Add </text:span>Students</text:p>
      <text:p text:style-name="P2"><text:tab/>Total money earned</text:p>
      <text:p text:style-name="P2"><text:tab/>Total money spent i.e for now only to pay teachers salary</text:p>
      <text:p text:style-name="P2"/>
      <text:p text:style-name="P2">Teacher:</text:p>
      <text:p text:style-name="P2"><text:tab/>id</text:p>
      <text:p text:style-name="P2"><text:tab/>name</text:p>
      <text:p text:style-name="P2"><text:tab/>salary</text:p>
      <text:p text:style-name="P8"><text:tab/>email</text:p>
      <text:p text:style-name="P8"><text:tab/>password</text:p>
      <text:p text:style-name="P2"/>
      <text:p text:style-name="P4">Student:</text:p>
      <text:p text:style-name="P4"><text:tab/>id</text:p>
      <text:p text:style-name="P4"><text:tab/>name</text:p>
      <text:p text:style-name="P4"><text:tab/>grade</text:p>
      <text:p text:style-name="P4"><text:tab/>fees to be paid</text:p>
      <text:p text:style-name="P4"><text:tab/>total fees</text:p>
      <text:p text:style-name="P4"><text:tab/><text:span text:style-name="T7">email</text:span></text:p>
      <text:p text:style-name="P4"><text:tab/><text:span text:style-name="T7">password</text:span></text:p>
      <text:p text:style-name="P4"/>
      <text:p text:style-name="P4"/>
      <text:p text:style-name="P4"/>
      <text:p text:style-name="P5">Backend:</text:p>
      <text:p text:style-name="P5"><text:tab/></text:p>
      <text:p text:style-name="P5"><text:tab/><text:span text:style-name="T2">Student Login:</text:span></text:p>
      <text:p text:style-name="P5"><text:tab/><text:tab/><text:span text:style-name="T2">details</text:span></text:p>
      <text:p text:style-name="P7"><text:span text:style-name="T1"><text:tab/><text:tab/></text:span><text:span text:style-name="T2">remaining fees to be paid</text:span></text:p>
      <text:p text:style-name="P5"><text:tab/><text:tab/><text:span text:style-name="T2">pay fees button </text:span></text:p>
      <text:p text:style-name="P5"><text:tab/><text:tab/><text:span text:style-name="T2">fees paid confirmation message</text:span></text:p>
      <text:p text:style-name="P5"><text:tab/><text:tab/><text:span text:style-name="T4">addition of fess in total fund of school</text:span></text:p>
      <text:p text:style-name="P5"><text:tab/><text:span text:style-name="T2">Admin Login:</text:span></text:p>
      <text:p text:style-name="P5"><text:tab/><text:tab/><text:span text:style-name="T6">details:</text:span></text:p>
      <text:p text:style-name="P5"><text:tab/><text:tab/><text:span text:style-name="T4">total fund:</text:span></text:p>
      <text:p text:style-name="P5"><text:tab/><text:tab/><text:span text:style-name="T4">total spent (salary of the teacher):</text:span></text:p>
      <text:p text:style-name="P5"><text:tab/><text:tab/><text:span text:style-name="T5">history </text:span><text:span text:style-name="T6">of transactions:</text:span></text:p>
      <text:p text:style-name="P5"><text:tab/><text:span text:style-name="T2">Teacher’s Login:</text:span></text:p>
      <text:p text:style-name="P5"><text:tab/><text:tab/><text:span text:style-name="T6">details:</text:span></text:p>
      <text:p text:style-name="P5"><text:tab/><text:tab/><text:span text:style-name="T3">Salary status:</text:span></text:p>
      <text:p text:style-name="P5"><text:tab/><text:tab/><text:span text:style-name="T4">salary to be paid to the teacher:</text:span></text:p>
      <text:p text:style-name="P5"><text:soft-page-break/><text:tab/><text:tab/><text:span text:style-name="T4">substract the salary from the total fund and update the total fund</text:span></text:p>
      <text:p text:style-name="P5"><text:tab/><text:tab/></text:p>
      <text:p text:style-name="P5"/>
      <text:p text:style-name="P10">microservices?</text:p>
      <text:p text:style-name="P10">Spring security?</text:p>
      <text:p text:style-name="P11">Implement DTO!</text:p>
      <text:p text:style-name="P5"/>
      <text:p text:style-name="P5"/>
      <text:p text:style-name="P5">FrontEnd:</text:p>
      <text:p text:style-name="P5"><text:tab/><text:span text:style-name="T11">On every Page:</text:span></text:p>
      <text:p text:style-name="P5"><text:tab/><text:tab/><text:span text:style-name="T11">Navigation , Footer</text:span></text:p>
      <text:p text:style-name="P5"/>
      <text:p text:style-name="P5"><text:tab/></text:p>
      <text:p text:style-name="P5"/>
      <text:p text:style-name="P5"><text:tab/><text:span text:style-name="T11">School:</text:span></text:p>
      <text:p text:style-name="P5"><text:tab/><text:tab/><text:span text:style-name="T11">Admin Login:</text:span></text:p>
      <text:p text:style-name="P5"><text:tab/><text:tab/><text:span text:style-name="T11">2 section: Teacher, Student</text:span></text:p>
      <text:p text:style-name="P5"><text:tab/><text:tab/><text:tab/><text:span text:style-name="T11">Teacher: </text:span></text:p>
      <text:p text:style-name="P5"><text:tab/><text:tab/><text:tab/><text:tab/><text:span text:style-name="T11">List (status: salary paid or not)</text:span></text:p>
      <text:p text:style-name="P5"><text:tab/><text:tab/><text:tab/><text:tab/><text:span text:style-name="T12">Add Teacher</text:span></text:p>
      <text:p text:style-name="P5"><text:tab/><text:tab/><text:tab/><text:tab/><text:span text:style-name="T12">Update Teacher</text:span></text:p>
      <text:p text:style-name="P5"><text:tab/><text:tab/><text:tab/><text:tab/><text:span text:style-name="T12">Delete Teacher</text:span></text:p>
      <text:p text:style-name="P5"><text:tab/><text:tab/><text:tab/><text:span text:style-name="T11">Student:</text:span></text:p>
      <text:p text:style-name="P5"><text:tab/><text:tab/><text:tab/><text:tab/><text:span text:style-name="T11">List(status: fees paid or not)</text:span></text:p>
      <text:p text:style-name="P6"><text:span text:style-name="T12"><text:tab/><text:tab/><text:tab/><text:tab/>Add <text:s/></text:span><text:span text:style-name="T11">Student</text:span></text:p>
      <text:p text:style-name="P6"><text:tab/><text:tab/><text:tab/><text:tab/><text:span text:style-name="T12">Update </text:span><text:span text:style-name="T11">Student</text:span></text:p>
      <text:p text:style-name="P6"><text:tab/><text:tab/><text:tab/><text:tab/><text:span text:style-name="T12">Delete </text:span><text:span text:style-name="T11">Student</text:span></text:p>
      <text:p text:style-name="P5"/>
      <text:p text:style-name="P5"><text:tab/><text:tab/></text:p>
      <text:p text:style-name="P5"><text:tab/><text:span text:style-name="T11">Teacher:</text:span></text:p>
      <text:p text:style-name="P5"><text:tab/><text:tab/><text:span text:style-name="T11">Login</text:span></text:p>
      <text:p text:style-name="P5"><text:tab/><text:tab/><text:span text:style-name="T11">List of all teachers</text:span></text:p>
      <text:p text:style-name="P5"><text:tab/><text:tab/></text:p>
      <text:p text:style-name="P5"><text:tab/><text:span text:style-name="T11">Student:</text:span></text:p>
      <text:p text:style-name="P4"><text:tab/><text:tab/><text:span text:style-name="T11">Login</text:span></text:p>
      <text:p text:style-name="P4"/>
      <text:p text:style-name="P4"/>
      <text:p text:style-name="P9">List</text:p>
      <text:p text:style-name="P9"/>
      <text:p text:style-name="P9">1<text:tab/> T1 name <text:tab/> A <text:tab/>Salary<text:tab/><text:tab/></text:p>
      <text:p text:style-name="P9">2</text:p>
      <text:p text:style-name="P9">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omic Sans MS" fo:font-size="16pt" style:text-underline-style="solid" style:text-underline-width="auto" style:text-underline-color="font-color" fo:font-weight="bold" officeooo:rsid="00038c24" officeooo:paragraph-rsid="00038c24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ONEY MANAGEMENT SYSTE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1T19:37:12.848281668</meta:creation-date>
    <dc:date>2023-02-16T16:44:12.964029562</dc:date>
    <meta:editing-duration>PT6H56M7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75" meta:word-count="176" meta:character-count="1167" meta:non-whitespace-character-count="943"/>
  </office:meta>
</office:document-meta>
</file>